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e6e6e6" draw:fill="solid" draw:fill-color="#e6e6e6"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svg:stroke-width="0.051cm" svg:stroke-color="#b3b3b3" draw:marker-start-width="0.276cm" draw:marker-end-width="0.276cm" draw:fill="none" draw:textarea-horizontal-align="justify" draw:textarea-vertical-align="middle" draw:auto-grow-height="false" fo:min-height="0cm" fo:min-width="0cm" fo:padding-top="0.15cm" fo:padding-bottom="0.15cm" fo:padding-left="0.275cm" fo:padding-right="0.275cm"/>
    </style:style>
    <style:style style:name="gr3" style:family="graphic" style:parent-style-name="standard">
      <style:graphic-properties svg:stroke-color="#e6e6e6" svg:stroke-opacity="50%" draw:fill="solid" draw:fill-color="#e6e6e6" draw:opacity="40%" draw:textarea-horizontal-align="justify" draw:textarea-vertical-align="middle" draw:auto-grow-height="false" fo:min-height="0cm" fo:min-width="0cm" draw:shadow-opacity="40%"/>
    </style:style>
    <style:style style:name="gr4" style:family="graphic" style:parent-style-name="standard">
      <style:graphic-properties svg:stroke-width="0.051cm" svg:stroke-color="#b3b3b3" draw:marker-start-width="0.276cm" draw:marker-end-width="0.276cm" svg:stroke-opacity="50%" draw:fill="none" draw:opacity="40%" draw:textarea-horizontal-align="justify" draw:textarea-vertical-align="middle" draw:auto-grow-height="false" fo:min-height="0cm" fo:min-width="0cm" fo:padding-top="0.15cm" fo:padding-bottom="0.15cm" fo:padding-left="0.275cm" fo:padding-right="0.275cm" draw:shadow-opacity="40%"/>
    </style:style>
    <style:style style:name="gr5" style:family="graphic" style:parent-style-name="standard">
      <style:graphic-properties svg:stroke-width="0.051cm" svg:stroke-color="#4c4c4c" draw:marker-start-width="0.276cm" draw:marker-end-width="0.276cm" svg:stroke-opacity="50%" draw:fill="none" draw:opacity="40%" draw:textarea-horizontal-align="justify" draw:textarea-vertical-align="middle" draw:auto-grow-height="false" fo:min-height="0cm" fo:min-width="0cm" fo:padding-top="0.15cm" fo:padding-bottom="0.15cm" fo:padding-left="0.275cm" fo:padding-right="0.275cm" draw:shadow-opacity="40%"/>
    </style:style>
    <style:style style:name="gr6" style:family="graphic" style:parent-style-name="standard">
      <style:graphic-properties svg:stroke-width="0.102cm" svg:stroke-color="#99ccff" draw:marker-start-width="0.352cm" draw:marker-end-width="0.352cm" draw:fill="none" draw:fill-color="#808080" draw:textarea-horizontal-align="justify" draw:textarea-vertical-align="middle" draw:auto-grow-height="false" fo:padding-top="0.175cm" fo:padding-bottom="0.175cm" fo:padding-left="0.3cm" fo:padding-right="0.3cm"/>
    </style:style>
    <style:style style:name="gr7" style:family="graphic" style:parent-style-name="standard">
      <style:graphic-properties svg:stroke-width="0.102cm" svg:stroke-color="#0047ff" draw:marker-start-width="0.352cm" draw:marker-end-width="0.352cm" draw:fill="none" draw:fill-color="#808080" draw:textarea-horizontal-align="justify" draw:textarea-vertical-align="middle" draw:auto-grow-height="false" fo:padding-top="0.175cm" fo:padding-bottom="0.175cm" fo:padding-left="0.3cm" fo:padding-right="0.3cm"/>
    </style:style>
    <style:style style:name="gr8" style:family="graphic" style:parent-style-name="standard">
      <style:graphic-properties svg:stroke-width="0.102cm" svg:stroke-color="#280099" draw:marker-start-width="0.352cm" draw:marker-end-width="0.352cm" draw:fill="none" draw:fill-color="#808080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standard">
      <style:graphic-properties svg:stroke-width="0.152cm" svg:stroke-color="#4c4c4c" draw:marker-start-width="0.427cm" draw:marker-end-width="0.427cm" draw:fill="none" draw:textarea-horizontal-align="justify" draw:textarea-vertical-align="middle" draw:auto-grow-height="false" fo:min-height="0cm" fo:min-width="0cm" fo:padding-top="0.2cm" fo:padding-bottom="0.2cm" fo:padding-left="0.325cm" fo:padding-right="0.325cm"/>
    </style:style>
    <style:style style:name="gr10" style:family="graphic" style:parent-style-name="objectwithoutfill">
      <style:graphic-properties svg:stroke-width="0.025cm" draw:marker-start-width="0.237cm" draw:marker-end="Arrow" draw:marker-end-width="0.237cm" draw:fill="none" draw:fill-color="#808080" draw:textarea-vertical-align="middle" fo:padding-top="0.137cm" fo:padding-bottom="0.137cm" fo:padding-left="0.262cm" fo:padding-right="0.262cm"/>
    </style:style>
    <style:style style:name="gr11" style:family="graphic" style:parent-style-name="standard">
      <style:graphic-properties draw:stroke="none" svg:stroke-color="#000000" draw:fill="none" draw:fill-color="#ffffff" fo:min-height="0.9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418cm" svg:height="0.425cm" svg:x="11.533cm" svg:y="5.8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19cm" svg:height="0.425cm" svg:x="11.983cm" svg:y="5.8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18cm" svg:height="0.425cm" svg:x="11.533cm" svg:y="6.3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19cm" svg:height="0.426cm" svg:x="11.983cm" svg:y="6.3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5cm" svg:height="0.897cm" svg:x="11.524cm" svg:y="5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19cm" svg:height="0.425cm" svg:x="12.433cm" svg:y="5.8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19cm" svg:height="0.425cm" svg:x="12.882cm" svg:y="5.898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19cm" svg:height="0.425cm" svg:x="12.433cm" svg:y="6.354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19cm" svg:height="0.426cm" svg:x="12.882cm" svg:y="6.3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4cm" svg:height="0.897cm" svg:x="12.424cm" svg:y="5.8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18cm" svg:height="0.425cm" svg:x="11.533cm" svg:y="6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19cm" svg:height="0.426cm" svg:x="11.983cm" svg:y="6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18cm" svg:height="0.425cm" svg:x="11.533cm" svg:y="7.2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19cm" svg:height="0.426cm" svg:x="11.983cm" svg:y="7.2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5cm" svg:height="0.896cm" svg:x="11.524cm" svg:y="6.80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19cm" svg:height="0.425cm" svg:x="12.433cm" svg:y="6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19cm" svg:height="0.426cm" svg:x="12.882cm" svg:y="6.81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19cm" svg:height="0.425cm" svg:x="12.433cm" svg:y="7.2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419cm" svg:height="0.426cm" svg:x="12.882cm" svg:y="7.2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884cm" svg:height="0.896cm" svg:x="12.424cm" svg:y="6.8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8cm" svg:height="0.424cm" svg:x="11.533cm" svg:y="3.9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11.983cm" svg:y="3.9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8cm" svg:height="0.424cm" svg:x="11.533cm" svg:y="4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1.983cm" svg:y="4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7cm" svg:x="11.524cm" svg:y="3.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12.433cm" svg:y="3.9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12.882cm" svg:y="3.9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12.433cm" svg:y="4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2.882cm" svg:y="4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4cm" svg:height="0.897cm" svg:x="12.424cm" svg:y="3.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8cm" svg:height="0.424cm" svg:x="11.533cm" svg:y="4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1.983cm" svg:y="4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8cm" svg:height="0.425cm" svg:x="11.533cm" svg:y="5.3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6cm" svg:x="11.983cm" svg:y="5.3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6cm" svg:x="11.524cm" svg:y="4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12.433cm" svg:y="4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2.882cm" svg:y="4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2.433cm" svg:y="5.3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6cm" svg:x="12.882cm" svg:y="5.3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4cm" svg:height="0.896cm" svg:x="12.424cm" svg:y="4.8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85cm" svg:height="1.87cm" svg:x="11.495cm" svg:y="3.9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8cm" svg:height="0.425cm" svg:x="11.533cm" svg:y="7.8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1.983cm" svg:y="7.8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8cm" svg:height="0.425cm" svg:x="11.533cm" svg:y="8.2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1.983cm" svg:y="8.2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7cm" svg:x="11.524cm" svg:y="7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2.433cm" svg:y="7.8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2.882cm" svg:y="7.8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2.433cm" svg:y="8.2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2.882cm" svg:y="8.2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4cm" svg:height="0.897cm" svg:x="12.424cm" svg:y="7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8cm" svg:height="0.425cm" svg:x="11.533cm" svg:y="8.7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1.983cm" svg:y="8.7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8cm" svg:height="0.424cm" svg:x="11.533cm" svg:y="9.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1.983cm" svg:y="9.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6cm" svg:x="11.524cm" svg:y="8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2.433cm" svg:y="8.7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2.882cm" svg:y="8.7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12.433cm" svg:y="9.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2.882cm" svg:y="9.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4cm" svg:height="0.896cm" svg:x="12.424cm" svg:y="8.7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85cm" svg:height="1.87cm" svg:x="11.495cm" svg:y="7.77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3.374cm" svg:y="5.8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3.824cm" svg:y="5.8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3.374cm" svg:y="6.3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6cm" svg:x="13.824cm" svg:y="6.3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7cm" svg:x="13.365cm" svg:y="5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4.274cm" svg:y="5.8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4.723cm" svg:y="5.8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4.274cm" svg:y="6.3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6cm" svg:x="14.723cm" svg:y="6.35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7cm" svg:x="14.265cm" svg:y="5.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3.374cm" svg:y="6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6cm" svg:x="13.824cm" svg:y="6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3.374cm" svg:y="7.2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6cm" svg:x="13.824cm" svg:y="7.2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6cm" svg:x="13.365cm" svg:y="6.80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4.274cm" svg:y="6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6cm" svg:x="14.723cm" svg:y="6.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4.274cm" svg:y="7.2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6cm" svg:x="14.723cm" svg:y="7.2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6cm" svg:x="14.265cm" svg:y="6.80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85cm" svg:height="1.87cm" svg:x="13.336cm" svg:y="5.85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13.374cm" svg:y="3.9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13.824cm" svg:y="3.9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13.374cm" svg:y="4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3.824cm" svg:y="4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7cm" svg:x="13.365cm" svg:y="3.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14.274cm" svg:y="3.9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14.723cm" svg:y="3.9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14.274cm" svg:y="4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4.723cm" svg:y="4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7cm" svg:x="14.265cm" svg:y="3.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13.374cm" svg:y="4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3.824cm" svg:y="4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3.374cm" svg:y="5.3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6cm" svg:x="13.824cm" svg:y="5.3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6cm" svg:x="13.365cm" svg:y="4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14.274cm" svg:y="4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4.723cm" svg:y="4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4.274cm" svg:y="5.3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6cm" svg:x="14.723cm" svg:y="5.3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6cm" svg:x="14.265cm" svg:y="4.8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85cm" svg:height="1.87cm" svg:x="13.336cm" svg:y="3.9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3.374cm" svg:y="7.8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3.824cm" svg:y="7.8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3.374cm" svg:y="8.2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3.824cm" svg:y="8.2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7cm" svg:x="13.365cm" svg:y="7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4.274cm" svg:y="7.8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4.723cm" svg:y="7.8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4.274cm" svg:y="8.2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4.723cm" svg:y="8.2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7cm" svg:x="14.265cm" svg:y="7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3.374cm" svg:y="8.7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3.824cm" svg:y="8.7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13.374cm" svg:y="9.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3.824cm" svg:y="9.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6cm" svg:x="13.365cm" svg:y="8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4.274cm" svg:y="8.7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4.723cm" svg:y="8.7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14.274cm" svg:y="9.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4.723cm" svg:y="9.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6cm" svg:x="14.265cm" svg:y="8.7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85cm" svg:height="1.87cm" svg:x="13.336cm" svg:y="7.77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419cm" svg:height="0.425cm" svg:x="15.215cm" svg:y="5.8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665cm" svg:y="5.8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215cm" svg:y="6.3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5.665cm" svg:y="6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7cm" svg:x="15.207cm" svg:y="5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115cm" svg:y="5.8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565cm" svg:y="5.8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115cm" svg:y="6.3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6.565cm" svg:y="6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6.106cm" svg:y="5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215cm" svg:y="6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5.665cm" svg:y="6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215cm" svg:y="7.2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5.665cm" svg:y="7.2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6cm" svg:x="15.207cm" svg:y="6.8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115cm" svg:y="6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6.565cm" svg:y="6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115cm" svg:y="7.2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6.565cm" svg:y="7.2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6.106cm" svg:y="6.80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1cm" svg:height="1.87cm" svg:x="15.177cm" svg:y="5.85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4cm" svg:x="15.215cm" svg:y="3.9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5.665cm" svg:y="3.9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5.215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665cm" svg:y="4.44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7cm" svg:x="15.207cm" svg:y="3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6.115cm" svg:y="3.9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6.565cm" svg:y="3.9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6.115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565cm" svg:y="4.44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6.106cm" svg:y="3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5.215cm" svg:y="4.9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665cm" svg:y="4.9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215cm" svg:y="5.35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5.665cm" svg:y="5.35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6cm" svg:x="15.207cm" svg:y="4.89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6.115cm" svg:y="4.9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565cm" svg:y="4.9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115cm" svg:y="5.35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6.565cm" svg:y="5.35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6.106cm" svg:y="4.89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1cm" svg:height="1.87cm" svg:x="15.177cm" svg:y="3.94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15.215cm" svg:y="7.8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665cm" svg:y="7.8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215cm" svg:y="8.2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665cm" svg:y="8.2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7cm" svg:x="15.207cm" svg:y="7.8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115cm" svg:y="7.8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565cm" svg:y="7.8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115cm" svg:y="8.2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565cm" svg:y="8.2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6.106cm" svg:y="7.8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215cm" svg:y="8.7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665cm" svg:y="8.7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5.215cm" svg:y="9.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665cm" svg:y="9.1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6cm" svg:x="15.207cm" svg:y="8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115cm" svg:y="8.7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565cm" svg:y="8.7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6.115cm" svg:y="9.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565cm" svg:y="9.1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6.106cm" svg:y="8.7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1cm" svg:height="1.87cm" svg:x="15.177cm" svg:y="7.7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17.056cm" svg:y="5.8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506cm" svg:y="5.8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056cm" svg:y="6.3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7.506cm" svg:y="6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7.048cm" svg:y="5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957cm" svg:y="5.8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8.406cm" svg:y="5.8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957cm" svg:y="6.3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8.406cm" svg:y="6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7.947cm" svg:y="5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056cm" svg:y="6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7.506cm" svg:y="6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056cm" svg:y="7.2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7.506cm" svg:y="7.2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7.048cm" svg:y="6.8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957cm" svg:y="6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8.406cm" svg:y="6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957cm" svg:y="7.2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8.406cm" svg:y="7.2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7.947cm" svg:y="6.80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17.019cm" svg:y="5.85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4cm" svg:x="17.056cm" svg:y="3.9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7.506cm" svg:y="3.9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7.056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506cm" svg:y="4.44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7.048cm" svg:y="3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7.957cm" svg:y="3.9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8.406cm" svg:y="3.9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7.957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8.406cm" svg:y="4.44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7.947cm" svg:y="3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7.056cm" svg:y="4.9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506cm" svg:y="4.9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056cm" svg:y="5.35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7.506cm" svg:y="5.35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7.048cm" svg:y="4.89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7.957cm" svg:y="4.9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8.406cm" svg:y="4.9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957cm" svg:y="5.35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8.406cm" svg:y="5.35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7.947cm" svg:y="4.89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17.019cm" svg:y="3.94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17.056cm" svg:y="7.8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506cm" svg:y="7.8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056cm" svg:y="8.2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506cm" svg:y="8.2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7.048cm" svg:y="7.8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957cm" svg:y="7.8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8.406cm" svg:y="7.8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957cm" svg:y="8.2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8.406cm" svg:y="8.2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7.947cm" svg:y="7.8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056cm" svg:y="8.7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506cm" svg:y="8.7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7.056cm" svg:y="9.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506cm" svg:y="9.1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7.048cm" svg:y="8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957cm" svg:y="8.7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8.406cm" svg:y="8.7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7.957cm" svg:y="9.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8.406cm" svg:y="9.1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7.947cm" svg:y="8.7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17.019cm" svg:y="7.7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7.85cm" svg:y="5.8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3cm" svg:y="5.8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85cm" svg:y="6.3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8.3cm" svg:y="6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7cm" svg:x="7.842cm" svg:y="5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75cm" svg:y="5.8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2cm" svg:y="5.8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75cm" svg:y="6.3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9.2cm" svg:y="6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8.741cm" svg:y="5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85cm" svg:y="6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8.3cm" svg:y="6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85cm" svg:y="7.2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8.3cm" svg:y="7.2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6cm" svg:x="7.842cm" svg:y="6.8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75cm" svg:y="6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9.2cm" svg:y="6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75cm" svg:y="7.2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9.2cm" svg:y="7.2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8.741cm" svg:y="6.80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1cm" svg:height="1.87cm" svg:x="7.812cm" svg:y="5.85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4cm" svg:x="7.85cm" svg:y="3.9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8.3cm" svg:y="3.9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7.85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3cm" svg:y="4.44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7cm" svg:x="7.842cm" svg:y="3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8.75cm" svg:y="3.9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9.2cm" svg:y="3.9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8.75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2cm" svg:y="4.44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8.741cm" svg:y="3.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7.85cm" svg:y="4.9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3cm" svg:y="4.9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85cm" svg:y="5.35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8.3cm" svg:y="5.35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6cm" svg:x="7.842cm" svg:y="4.89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8.75cm" svg:y="4.9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2cm" svg:y="4.9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75cm" svg:y="5.35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9.2cm" svg:y="5.35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8.741cm" svg:y="4.89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1cm" svg:height="1.87cm" svg:x="7.812cm" svg:y="3.94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7.85cm" svg:y="7.8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3cm" svg:y="7.8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85cm" svg:y="8.2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3cm" svg:y="8.2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7cm" svg:x="7.842cm" svg:y="7.8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75cm" svg:y="7.8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2cm" svg:y="7.8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75cm" svg:y="8.2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2cm" svg:y="8.2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8.741cm" svg:y="7.8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85cm" svg:y="8.7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3cm" svg:y="8.7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7.85cm" svg:y="9.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3cm" svg:y="9.1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6cm" svg:x="7.842cm" svg:y="8.71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75cm" svg:y="8.7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2cm" svg:y="8.7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8.75cm" svg:y="9.1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2cm" svg:y="9.1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8.741cm" svg:y="8.71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1cm" svg:height="1.87cm" svg:x="7.812cm" svg:y="7.77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9.691cm" svg:y="5.8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141cm" svg:y="5.8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691cm" svg:y="6.3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0.141cm" svg:y="6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9.683cm" svg:y="5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592cm" svg:y="5.8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1.041cm" svg:y="5.89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592cm" svg:y="6.35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1.041cm" svg:y="6.35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0.582cm" svg:y="5.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691cm" svg:y="6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0.141cm" svg:y="6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691cm" svg:y="7.2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0.141cm" svg:y="7.2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9.683cm" svg:y="6.8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592cm" svg:y="6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1.041cm" svg:y="6.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592cm" svg:y="7.2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1.041cm" svg:y="7.26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0.582cm" svg:y="6.80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9.654cm" svg:y="5.859cm">
            <text:p/>
            <draw:enhanced-geometry svg:viewBox="0 0 21600 21600" draw:type="rectangle" draw:enhanced-path="M 0 0 L 21600 0 21600 21600 0 21600 0 0 Z N"/>
          </draw:custom-shape>
        </draw:g>
        <draw:custom-shape draw:style-name="gr3" draw:text-style-name="P1" draw:layer="layout" svg:width="0.419cm" svg:height="0.424cm" svg:x="9.691cm" svg:y="3.9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10.141cm" svg:y="3.9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9.691cm" svg:y="4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0.141cm" svg:y="4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7cm" svg:x="9.683cm" svg:y="3.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10.592cm" svg:y="3.9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11.041cm" svg:y="3.9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10.592cm" svg:y="4.44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1.041cm" svg:y="4.44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7cm" svg:x="10.582cm" svg:y="3.9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9.691cm" svg:y="4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0.141cm" svg:y="4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9.691cm" svg:y="5.3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6cm" svg:x="10.141cm" svg:y="5.3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6cm" svg:x="9.683cm" svg:y="4.89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10.592cm" svg:y="4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1.041cm" svg:y="4.90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0.592cm" svg:y="5.35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6cm" svg:x="11.041cm" svg:y="5.35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6cm" svg:x="10.582cm" svg:y="4.89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85cm" svg:height="1.87cm" svg:x="9.654cm" svg:y="3.94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9.691cm" svg:y="7.8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0.141cm" svg:y="7.8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9.691cm" svg:y="8.2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0.141cm" svg:y="8.2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7cm" svg:x="9.683cm" svg:y="7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0.592cm" svg:y="7.8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1.041cm" svg:y="7.81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0.592cm" svg:y="8.2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1.041cm" svg:y="8.2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7cm" svg:x="10.582cm" svg:y="7.80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9.691cm" svg:y="8.7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0.141cm" svg:y="8.7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9.691cm" svg:y="9.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0.141cm" svg:y="9.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6cm" svg:x="9.683cm" svg:y="8.71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0.592cm" svg:y="8.7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1.041cm" svg:y="8.72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4cm" svg:x="10.592cm" svg:y="9.18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419cm" svg:height="0.425cm" svg:x="11.041cm" svg:y="9.1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885cm" svg:height="0.896cm" svg:x="10.582cm" svg:y="8.71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1.85cm" svg:height="1.87cm" svg:x="9.654cm" svg:y="7.772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1" draw:layer="layout" svg:width="0.418cm" svg:height="0.425cm" svg:x="11.533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1.983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8cm" svg:height="0.424cm" svg:x="11.533cm" svg:y="10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1.983cm" svg:y="10.17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1.524cm" svg:y="9.7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2.433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2.882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2.433cm" svg:y="10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2.882cm" svg:y="10.17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7cm" svg:x="12.424cm" svg:y="9.7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8cm" svg:height="0.424cm" svg:x="11.533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1.983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8cm" svg:height="0.424cm" svg:x="11.533cm" svg:y="11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1.983cm" svg:y="11.0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1.524cm" svg:y="10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2.433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2.882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2.433cm" svg:y="11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2.882cm" svg:y="11.0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6cm" svg:x="12.424cm" svg:y="10.6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11.495cm" svg:y="9.6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8cm" svg:height="0.425cm" svg:x="11.533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1.983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8cm" svg:height="0.425cm" svg:x="11.533cm" svg:y="12.0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1.983cm" svg:y="12.0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1.524cm" svg:y="11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2.433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2.882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2.433cm" svg:y="12.0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2.882cm" svg:y="12.0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7cm" svg:x="12.424cm" svg:y="11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8cm" svg:height="0.425cm" svg:x="11.533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1.983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8cm" svg:height="0.425cm" svg:x="11.533cm" svg:y="13.0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1.983cm" svg:y="13.00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1.524cm" svg:y="12.5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2.433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2.882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2.433cm" svg:y="13.0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2.882cm" svg:y="13.00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7cm" svg:x="12.424cm" svg:y="12.53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11.495cm" svg:y="11.5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13.374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3.824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3.374cm" svg:y="10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3.824cm" svg:y="10.17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3.365cm" svg:y="9.7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4.274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4.723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4.274cm" svg:y="10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4.723cm" svg:y="10.17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4.265cm" svg:y="9.7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3.374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3.824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3.374cm" svg:y="11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3.824cm" svg:y="11.0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3.365cm" svg:y="10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4.274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4.723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4.274cm" svg:y="11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4.723cm" svg:y="11.0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4.265cm" svg:y="10.6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13.336cm" svg:y="9.6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13.374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3.824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3.374cm" svg:y="12.0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3.824cm" svg:y="12.0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3.365cm" svg:y="11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4.274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4.723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4.274cm" svg:y="12.0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4.723cm" svg:y="12.0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4.265cm" svg:y="11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3.374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3.824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3.374cm" svg:y="13.0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3.824cm" svg:y="13.00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3.365cm" svg:y="12.5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4.274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4.723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4.274cm" svg:y="13.0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4.723cm" svg:y="13.00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4.265cm" svg:y="12.53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13.336cm" svg:y="11.5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15.215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665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5.215cm" svg:y="10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665cm" svg:y="10.17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7cm" svg:x="15.207cm" svg:y="9.7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115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565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6.115cm" svg:y="10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565cm" svg:y="10.17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6.106cm" svg:y="9.7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5.215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665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5.215cm" svg:y="11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665cm" svg:y="11.0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6cm" svg:x="15.207cm" svg:y="10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6.115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565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6.115cm" svg:y="11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565cm" svg:y="11.0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6.106cm" svg:y="10.6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1cm" svg:height="1.87cm" svg:x="15.177cm" svg:y="9.6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15.215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665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215cm" svg:y="12.0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5.665cm" svg:y="12.0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7cm" svg:x="15.207cm" svg:y="11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115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565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115cm" svg:y="12.0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6.565cm" svg:y="12.0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6.106cm" svg:y="11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215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5.665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215cm" svg:y="13.0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5.665cm" svg:y="13.00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7cm" svg:x="15.207cm" svg:y="12.5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115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6.565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115cm" svg:y="13.0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6.565cm" svg:y="13.00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6.106cm" svg:y="12.53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1cm" svg:height="1.87cm" svg:x="15.177cm" svg:y="11.5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17.056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506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7.056cm" svg:y="10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506cm" svg:y="10.17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7.048cm" svg:y="9.7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957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8.406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7.957cm" svg:y="10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8.406cm" svg:y="10.17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7.947cm" svg:y="9.7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7.056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506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7.056cm" svg:y="11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506cm" svg:y="11.0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7.048cm" svg:y="10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7.957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8.406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7.957cm" svg:y="11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8.406cm" svg:y="11.0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7.947cm" svg:y="10.6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17.019cm" svg:y="9.6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17.056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506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056cm" svg:y="12.0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7.506cm" svg:y="12.0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7.048cm" svg:y="11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957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8.406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957cm" svg:y="12.0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8.406cm" svg:y="12.0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7.947cm" svg:y="11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056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7.506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056cm" svg:y="13.0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7.506cm" svg:y="13.00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7.048cm" svg:y="12.5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957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8.406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957cm" svg:y="13.0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8.406cm" svg:y="13.00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7.947cm" svg:y="12.53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17.019cm" svg:y="11.5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7.85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3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7.85cm" svg:y="10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3cm" svg:y="10.17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7cm" svg:x="7.842cm" svg:y="9.7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75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2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8.75cm" svg:y="10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2cm" svg:y="10.17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8.741cm" svg:y="9.7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7.85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3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7.85cm" svg:y="11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3cm" svg:y="11.0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6cm" svg:x="7.842cm" svg:y="10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8.75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2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8.75cm" svg:y="11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2cm" svg:y="11.0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8.741cm" svg:y="10.6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1cm" svg:height="1.87cm" svg:x="7.812cm" svg:y="9.6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7.85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3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85cm" svg:y="12.0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8.3cm" svg:y="12.0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7cm" svg:x="7.842cm" svg:y="11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75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2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75cm" svg:y="12.0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9.2cm" svg:y="12.0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8.741cm" svg:y="11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85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8.3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85cm" svg:y="13.0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8.3cm" svg:y="13.00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7cm" svg:x="7.842cm" svg:y="12.5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75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9.2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75cm" svg:y="13.0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9.2cm" svg:y="13.00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8.741cm" svg:y="12.53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1cm" svg:height="1.87cm" svg:x="7.812cm" svg:y="11.5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9.691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141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9.691cm" svg:y="10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141cm" svg:y="10.17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9.683cm" svg:y="9.7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592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1.041cm" svg:y="9.72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0.592cm" svg:y="10.17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1.041cm" svg:y="10.17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0.582cm" svg:y="9.7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9.691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141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9.691cm" svg:y="11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141cm" svg:y="11.0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9.683cm" svg:y="10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0.592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1.041cm" svg:y="10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0.592cm" svg:y="11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1.041cm" svg:y="11.0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0.582cm" svg:y="10.625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9.654cm" svg:y="9.68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9.691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141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691cm" svg:y="12.0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0.141cm" svg:y="12.0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9.683cm" svg:y="11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592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1.041cm" svg:y="11.63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592cm" svg:y="12.0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1.041cm" svg:y="12.08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0.582cm" svg:y="11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691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0.141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691cm" svg:y="13.0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0.141cm" svg:y="13.00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9.683cm" svg:y="12.5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592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1.041cm" svg:y="12.5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592cm" svg:y="13.00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1.041cm" svg:y="13.002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0.582cm" svg:y="12.537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9.654cm" svg:y="11.59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6.009cm" svg:y="5.8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459cm" svg:y="5.8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009cm" svg:y="6.3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6.459cm" svg:y="6.35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6cm" svg:y="5.8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909cm" svg:y="5.8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358cm" svg:y="5.8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909cm" svg:y="6.35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7.358cm" svg:y="6.35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6.9cm" svg:y="5.8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009cm" svg:y="6.8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6.459cm" svg:y="6.8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009cm" svg:y="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6.459cm" svg:y="7.26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6cm" svg:y="6.8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909cm" svg:y="6.8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7.358cm" svg:y="6.81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909cm" svg:y="7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7.358cm" svg:y="7.26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6.9cm" svg:y="6.80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5.971cm" svg:y="5.8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6.009cm" svg:y="3.9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459cm" svg:y="3.9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009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6.459cm" svg:y="4.44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6cm" svg:y="3.9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909cm" svg:y="3.9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358cm" svg:y="3.98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909cm" svg:y="4.44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7.358cm" svg:y="4.44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6.9cm" svg:y="3.9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009cm" svg:y="4.9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6.459cm" svg:y="4.9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009cm" svg:y="5.3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6.459cm" svg:y="5.35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6cm" svg:y="4.89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909cm" svg:y="4.9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7.358cm" svg:y="4.90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909cm" svg:y="5.3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7.358cm" svg:y="5.35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6.9cm" svg:y="4.894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5.971cm" svg:y="3.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6.009cm" svg:y="7.8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459cm" svg:y="7.8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6.009cm" svg:y="8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459cm" svg:y="8.26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6cm" svg:y="7.8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909cm" svg:y="7.8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358cm" svg:y="7.81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6.909cm" svg:y="8.2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358cm" svg:y="8.26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6.9cm" svg:y="7.8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6.009cm" svg:y="8.72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459cm" svg:y="8.72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6.009cm" svg:y="9.1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459cm" svg:y="9.18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6cm" svg:y="8.71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6.909cm" svg:y="8.72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358cm" svg:y="8.72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6.909cm" svg:y="9.18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358cm" svg:y="9.181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6.9cm" svg:y="8.71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5.971cm" svg:y="7.77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4cm" svg:x="6.009cm" svg:y="9.7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6.459cm" svg:y="9.7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6.009cm" svg:y="10.1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459cm" svg:y="10.1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6cm" svg:y="9.7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6.909cm" svg:y="9.7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7.358cm" svg:y="9.72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6.909cm" svg:y="10.1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358cm" svg:y="10.178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6.9cm" svg:y="9.71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6.009cm" svg:y="10.6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459cm" svg:y="10.6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009cm" svg:y="11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6.459cm" svg:y="11.0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6cm" svg:y="10.62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6.909cm" svg:y="10.6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358cm" svg:y="10.6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909cm" svg:y="11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7.358cm" svg:y="11.0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6.9cm" svg:y="10.626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5.971cm" svg:y="9.683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6.009cm" svg:y="11.6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459cm" svg:y="11.6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009cm" svg:y="12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6.459cm" svg:y="12.0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8cm" svg:x="6cm" svg:y="11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909cm" svg:y="11.6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358cm" svg:y="11.6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909cm" svg:y="12.0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7.358cm" svg:y="12.09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8cm" svg:x="6.9cm" svg:y="11.62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009cm" svg:y="12.5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6.459cm" svg:y="12.5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009cm" svg:y="13.0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6.459cm" svg:y="13.00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6cm" svg:y="12.53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909cm" svg:y="12.5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7.358cm" svg:y="12.54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909cm" svg:y="13.00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7.358cm" svg:y="13.00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6.9cm" svg:y="12.538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5.971cm" svg:y="11.595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8cm" svg:height="0.425cm" svg:x="11.533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1.983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8cm" svg:height="0.425cm" svg:x="11.533cm" svg:y="2.5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1.983cm" svg:y="2.53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1.524cm" svg:y="2.0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2.433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2.882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2.433cm" svg:y="2.5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2.882cm" svg:y="2.53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7cm" svg:x="12.424cm" svg:y="2.0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8cm" svg:height="0.424cm" svg:x="11.533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1.983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8cm" svg:height="0.424cm" svg:x="11.533cm" svg:y="3.4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1.983cm" svg:y="3.4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1.524cm" svg:y="2.9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2.433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2.882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2.433cm" svg:y="3.4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2.882cm" svg:y="3.4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6cm" svg:x="12.424cm" svg:y="2.9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11.495cm" svg:y="2.0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13.374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3.824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3.374cm" svg:y="2.5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3.824cm" svg:y="2.53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3.365cm" svg:y="2.0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4.274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4.723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4.274cm" svg:y="2.5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4.723cm" svg:y="2.53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4.265cm" svg:y="2.0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3.374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3.824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3.374cm" svg:y="3.4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3.824cm" svg:y="3.4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3.365cm" svg:y="2.9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4.274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4.723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4.274cm" svg:y="3.4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4.723cm" svg:y="3.4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4.265cm" svg:y="2.9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13.336cm" svg:y="2.0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15.215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665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215cm" svg:y="2.5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665cm" svg:y="2.53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7cm" svg:x="15.207cm" svg:y="2.0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115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565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115cm" svg:y="2.5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565cm" svg:y="2.53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6.106cm" svg:y="2.0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5.215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665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5.215cm" svg:y="3.4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665cm" svg:y="3.4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6cm" svg:x="15.207cm" svg:y="2.9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6.115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565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6.115cm" svg:y="3.4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565cm" svg:y="3.4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6.106cm" svg:y="2.9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1cm" svg:height="1.87cm" svg:x="15.177cm" svg:y="2.0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17.056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506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056cm" svg:y="2.5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506cm" svg:y="2.53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7.048cm" svg:y="2.0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957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8.406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957cm" svg:y="2.5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8.406cm" svg:y="2.53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7.947cm" svg:y="2.0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7.056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506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7.056cm" svg:y="3.4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506cm" svg:y="3.4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7.048cm" svg:y="2.9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7.957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8.406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7.957cm" svg:y="3.4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8.406cm" svg:y="3.4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7.947cm" svg:y="2.9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17.019cm" svg:y="2.0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7.85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3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85cm" svg:y="2.5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3cm" svg:y="2.53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7cm" svg:x="7.842cm" svg:y="2.0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75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2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75cm" svg:y="2.5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2cm" svg:y="2.53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8.741cm" svg:y="2.0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7.85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3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7.85cm" svg:y="3.4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3cm" svg:y="3.4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6cm" svg:x="7.842cm" svg:y="2.9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8.75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2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8.75cm" svg:y="3.4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2cm" svg:y="3.4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8.741cm" svg:y="2.9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1cm" svg:height="1.87cm" svg:x="7.812cm" svg:y="2.0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9.691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141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691cm" svg:y="2.5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141cm" svg:y="2.53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9.683cm" svg:y="2.0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592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1.041cm" svg:y="2.07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592cm" svg:y="2.53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1.041cm" svg:y="2.53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0.582cm" svg:y="2.0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9.691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141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9.691cm" svg:y="3.4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141cm" svg:y="3.4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9.683cm" svg:y="2.98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0.592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1.041cm" svg:y="2.9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10.592cm" svg:y="3.4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1.041cm" svg:y="3.4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10.582cm" svg:y="2.98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9.654cm" svg:y="2.039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4cm" svg:x="6.009cm" svg:y="2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6.459cm" svg:y="2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6.009cm" svg:y="2.5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459cm" svg:y="2.5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6cm" svg:y="2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6.909cm" svg:y="2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7.358cm" svg:y="2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6.909cm" svg:y="2.535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358cm" svg:y="2.53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6.9cm" svg:y="2.0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6.009cm" svg:y="2.9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459cm" svg:y="2.9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009cm" svg:y="3.4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6.459cm" svg:y="3.4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6cm" svg:y="2.98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6.909cm" svg:y="2.9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358cm" svg:y="2.99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909cm" svg:y="3.44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7.358cm" svg:y="3.44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6.9cm" svg:y="2.98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5.971cm" svg:y="2.04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8cm" svg:height="0.425cm" svg:x="11.533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1.983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8cm" svg:height="0.425cm" svg:x="11.533cm" svg:y="0.6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1.983cm" svg:y="0.62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8cm" svg:x="11.524cm" svg:y="0.1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2.433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2.882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2.433cm" svg:y="0.6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2.882cm" svg:y="0.62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8cm" svg:x="12.424cm" svg:y="0.1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8cm" svg:height="0.425cm" svg:x="11.533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1.983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8cm" svg:height="0.425cm" svg:x="11.533cm" svg:y="1.53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1.983cm" svg:y="1.53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1.524cm" svg:y="1.0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2.433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2.882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2.433cm" svg:y="1.53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2.882cm" svg:y="1.53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7cm" svg:x="12.424cm" svg:y="1.0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11.495cm" svg:y="0.1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13.374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3.824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3.374cm" svg:y="0.6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3.824cm" svg:y="0.62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8cm" svg:x="13.365cm" svg:y="0.1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4.274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4.723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4.274cm" svg:y="0.6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4.723cm" svg:y="0.62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8cm" svg:x="14.265cm" svg:y="0.1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3.374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3.824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3.374cm" svg:y="1.53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3.824cm" svg:y="1.53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3.365cm" svg:y="1.0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4.274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4.723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4.274cm" svg:y="1.53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4.723cm" svg:y="1.53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4.265cm" svg:y="1.0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13.336cm" svg:y="0.1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15.215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665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215cm" svg:y="0.6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5.665cm" svg:y="0.62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8cm" svg:x="15.207cm" svg:y="0.1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115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565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115cm" svg:y="0.6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6.565cm" svg:y="0.62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8cm" svg:x="16.106cm" svg:y="0.1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215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5.665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215cm" svg:y="1.53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5.665cm" svg:y="1.53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7cm" svg:x="15.207cm" svg:y="1.0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115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6.565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115cm" svg:y="1.53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6.565cm" svg:y="1.53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6.106cm" svg:y="1.0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1cm" svg:height="1.87cm" svg:x="15.177cm" svg:y="0.1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17.056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506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056cm" svg:y="0.6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7.506cm" svg:y="0.62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8cm" svg:x="17.048cm" svg:y="0.1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957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8.406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957cm" svg:y="0.6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8.406cm" svg:y="0.62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8cm" svg:x="17.947cm" svg:y="0.1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056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7.506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056cm" svg:y="1.53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506cm" svg:y="1.53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7.048cm" svg:y="1.0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957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8.406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7.957cm" svg:y="1.53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8.406cm" svg:y="1.53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7.947cm" svg:y="1.0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17.019cm" svg:y="0.1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7.85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3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85cm" svg:y="0.6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8.3cm" svg:y="0.62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8cm" svg:x="7.842cm" svg:y="0.1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75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2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75cm" svg:y="0.6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9.2cm" svg:y="0.62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8cm" svg:x="8.741cm" svg:y="0.1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85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8.3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85cm" svg:y="1.53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3cm" svg:y="1.53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4cm" svg:height="0.897cm" svg:x="7.842cm" svg:y="1.0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75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9.2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8.75cm" svg:y="1.53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2cm" svg:y="1.53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8.741cm" svg:y="1.0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1cm" svg:height="1.87cm" svg:x="7.812cm" svg:y="0.1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9.691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141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691cm" svg:y="0.6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0.141cm" svg:y="0.62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8cm" svg:x="9.683cm" svg:y="0.1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592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1.041cm" svg:y="0.16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592cm" svg:y="0.6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1.041cm" svg:y="0.62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8cm" svg:x="10.582cm" svg:y="0.15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691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0.141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9.691cm" svg:y="1.53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141cm" svg:y="1.53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9.683cm" svg:y="1.071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592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11.041cm" svg:y="1.07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0.592cm" svg:y="1.536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11.041cm" svg:y="1.536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10.582cm" svg:y="1.07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9.654cm" svg:y="0.128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3" draw:text-style-name="P1" draw:layer="layout" svg:width="0.419cm" svg:height="0.425cm" svg:x="6.009cm" svg:y="0.1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459cm" svg:y="0.1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009cm" svg:y="0.62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6.459cm" svg:y="0.62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6cm" svg:y="0.1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909cm" svg:y="0.1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358cm" svg:y="0.16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909cm" svg:y="0.624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6cm" svg:x="7.358cm" svg:y="0.62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7cm" svg:x="6.9cm" svg:y="0.1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009cm" svg:y="1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459cm" svg:y="1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6.009cm" svg:y="1.5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459cm" svg:y="1.53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6cm" svg:y="1.072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6.909cm" svg:y="1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358cm" svg:y="1.0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4cm" svg:x="6.909cm" svg:y="1.53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0.419cm" svg:height="0.425cm" svg:x="7.358cm" svg:y="1.537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0.885cm" svg:height="0.896cm" svg:x="6.9cm" svg:y="1.072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85cm" svg:height="1.87cm" svg:x="5.971cm" svg:y="0.129cm">
            <text:p/>
            <draw:enhanced-geometry svg:viewBox="0 0 21600 21600" draw:type="rectangle" draw:enhanced-path="M 0 0 L 21600 0 21600 21600 0 21600 0 0 Z N"/>
          </draw:custom-shape>
        </draw:g>
        <draw:custom-shape draw:style-name="gr6" draw:text-style-name="P1" draw:layer="layout" svg:width="3.704cm" svg:height="3.837cm" svg:x="10.582cm" svg:y="4.85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5.535cm" svg:height="5.662cm" svg:x="9.658cm" svg:y="3.959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2.908cm" svg:height="13.323cm" svg:x="5.971cm" svg:y="0.13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85cm" svg:height="1.87cm" svg:x="11.495cm" svg:y="5.859cm">
          <text:p/>
          <draw:enhanced-geometry svg:viewBox="0 0 21600 21600" draw:type="rectangle" draw:enhanced-path="M 0 0 L 21600 0 21600 21600 0 21600 0 0 Z N"/>
        </draw:custom-shape>
        <draw:path draw:style-name="gr10" draw:text-style-name="P1" draw:layer="layout" svg:width="5.37cm" svg:height="2.002cm" draw:transform="rotate (-2.69217037120125) translate (20.1260000001074cm 4.42400000022272cm)" svg:viewBox="0 0 5371 2003" svg:d="M0 0c1825 0 5371 2003 5371 2003">
          <text:p/>
        </draw:path>
        <draw:frame draw:style-name="gr11" draw:text-style-name="P2" draw:layer="layout" svg:width="6.879cm" svg:height="1.214cm" svg:x="19.022cm" svg:y="3.211cm">
          <draw:text-box>
            <text:p text:style-name="P1"><text:span text:style-name="T1">½ Box repeated with the</text:span></text:p>
            <text:p text:style-name="P1"><text:span text:style-name="T1">P2P and the M2L up to level 2</text:span></text:p>
          </draw:text-box>
        </draw:frame>
        <draw:path draw:style-name="gr10" draw:text-style-name="P1" draw:layer="layout" svg:width="4.732cm" svg:height="1.935cm" draw:transform="skewX (0.126361837844389) rotate (-2.62584785962547) translate (20.126cm 7.025cm)" svg:viewBox="0 0 4733 1936" svg:d="M0 0c1608 0 4733 1936 4733 1936">
          <text:p/>
        </draw:path>
        <draw:frame draw:style-name="gr11" draw:text-style-name="P2" draw:layer="layout" svg:width="4.809cm" svg:height="1.214cm" svg:x="19.623cm" svg:y="6.311cm">
          <draw:text-box>
            <text:p text:style-name="P1"><text:span text:style-name="T1">1 Box repeated using</text:span></text:p>
            <text:p text:style-name="P1"><text:span text:style-name="T1">M2L up to level 1</text:span></text:p>
          </draw:text-box>
        </draw:frame>
        <draw:path draw:style-name="gr10" draw:text-style-name="P1" draw:layer="layout" svg:width="2.508cm" svg:height="0.822cm" draw:transform="skewX (1.09851023120523) rotate (-1.94988184032807) translate (20.126cm 9.82600000000001cm)" svg:viewBox="0 0 2509 823" svg:d="M0 0c854 0 2509 823 2509 823">
          <text:p/>
        </draw:path>
        <draw:frame draw:style-name="gr11" draw:text-style-name="P2" draw:layer="layout" svg:width="5.576cm" svg:height="1.214cm" svg:x="19.424cm" svg:y="9.111cm">
          <draw:text-box>
            <text:p text:style-name="P1"><text:span text:style-name="T1">3 Boxes repeated using</text:span></text:p>
            <text:p text:style-name="P1"><text:span text:style-name="T1">M2L until level 0</text:span></text:p>
          </draw:text-box>
        </draw:frame>
        <draw:path draw:style-name="gr10" draw:text-style-name="P1" draw:layer="layout" svg:width="6.018cm" svg:height="2.049cm" draw:transform="skewX (0.104021623418862) rotate (2.74313398535949) translate (10.3263770288781cm 8.59432118736141cm)" svg:viewBox="0 0 6019 2050" svg:d="M6019 0c-2044 0-6019 2050-6019 2050">
          <text:p/>
        </draw:path>
        <draw:frame draw:style-name="gr11" draw:text-style-name="P2" draw:layer="layout" svg:width="4.809cm" svg:height="1.214cm" svg:x="0.475cm" svg:y="5.888cm">
          <draw:text-box>
            <text:p text:style-name="P1"><text:span text:style-name="T1">Real simulation box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cm" fo:page-height="13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8-21T16:57:25.218853991</meta:creation-date>
    <dc:date>2015-08-21T16:59:23.400028013</dc:date>
    <meta:editing-duration>P0D</meta:editing-duration>
    <meta:editing-cycles>1</meta:editing-cycles>
    <meta:document-statistic meta:object-count="1081"/>
    <meta:generator>LibreOffice/4.2.8.2$Linux_X86_64 LibreOffice_project/420m0$Build-2</meta:generator>
  </office:meta>
</office:document-meta>
</file>